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charset="x-symbol"/>
    <style:font-face style:name="Symbol1" svg:font-family="Symbol" style:font-family-generic="roman" style:font-pitch="variable" style:font-charset="x-symbol"/>
    <style:font-face style:name="Tahoma1" svg:font-family="Tahoma"/>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text-properties fo:language="en" fo:country="US" style:language-complex="ar" style:country-complex="SA"/>
    </style:style>
    <style:style style:name="P2" style:family="paragraph" style:parent-style-name="Standard">
      <style:paragraph-properties fo:margin-left="0cm" fo:margin-right="0cm" fo:text-align="justify" style:justify-single-word="false" fo:text-indent="0cm" style:auto-text-indent="false"/>
      <style:text-properties fo:language="en" fo:country="US" officeooo:paragraph-rsid="000a8c29" style:language-complex="ar" style:country-complex="SA"/>
    </style:style>
    <style:style style:name="P3" style:family="paragraph" style:parent-style-name="Standard">
      <style:paragraph-properties fo:margin-left="0cm" fo:margin-right="0cm" fo:text-align="justify" style:justify-single-word="false" fo:text-indent="0cm" style:auto-text-indent="false"/>
      <style:text-properties fo:language="en" fo:country="US" officeooo:paragraph-rsid="0028e7ee" style:language-complex="ar" style:country-complex="SA"/>
    </style:style>
    <style:style style:name="P4" style:family="paragraph" style:parent-style-name="Standard">
      <style:paragraph-properties fo:margin-left="0cm" fo:margin-right="0cm" fo:text-align="justify" style:justify-single-word="false" fo:text-indent="0cm" style:auto-text-indent="false"/>
      <style:text-properties fo:language="en" fo:country="US" officeooo:rsid="000a8c29" officeooo:paragraph-rsid="000a8c29" style:language-complex="ar" style:country-complex="SA"/>
    </style:style>
    <style:style style:name="P5" style:family="paragraph" style:parent-style-name="Standard">
      <style:paragraph-properties fo:margin-left="0cm" fo:margin-right="0cm" fo:text-align="justify" style:justify-single-word="false" fo:text-indent="0cm" style:auto-text-indent="false"/>
      <style:text-properties fo:language="en" fo:country="US" officeooo:rsid="000a8c29" officeooo:paragraph-rsid="000bfebc" style:language-complex="ar" style:country-complex="SA"/>
    </style:style>
    <style:style style:name="P6" style:family="paragraph" style:parent-style-name="Standard">
      <style:paragraph-properties fo:margin-left="0cm" fo:margin-right="0cm" fo:text-align="justify" style:justify-single-word="false" fo:text-indent="0cm" style:auto-text-indent="false"/>
      <style:text-properties fo:language="en" fo:country="US" officeooo:rsid="000bfebc" officeooo:paragraph-rsid="000bfebc" style:language-complex="ar" style:country-complex="SA"/>
    </style:style>
    <style:style style:name="P7" style:family="paragraph" style:parent-style-name="Standard">
      <style:paragraph-properties fo:margin-left="0cm" fo:margin-right="0cm" fo:text-align="justify" style:justify-single-word="false" fo:text-indent="0cm" style:auto-text-indent="false"/>
      <style:text-properties fo:language="en" fo:country="US" officeooo:rsid="0028e7ee" officeooo:paragraph-rsid="0028e7ee" style:language-complex="ar" style:country-complex="SA"/>
    </style:style>
    <style:style style:name="P8" style:family="paragraph" style:parent-style-name="Standard">
      <style:paragraph-properties fo:margin-left="0cm" fo:margin-right="0cm" fo:text-align="justify" style:justify-single-word="false" fo:text-indent="0cm" style:auto-text-indent="false"/>
      <style:text-properties fo:language="en" fo:country="US" officeooo:rsid="0028e7ee" officeooo:paragraph-rsid="00382db4" style:language-complex="ar" style:country-complex="SA"/>
    </style:style>
    <style:style style:name="P9" style:family="paragraph" style:parent-style-name="Standard">
      <style:paragraph-properties fo:margin-left="0cm" fo:margin-right="0cm" fo:text-align="justify" style:justify-single-word="false" fo:text-indent="0cm" style:auto-text-indent="false"/>
      <style:text-properties fo:language="en" fo:country="US" officeooo:rsid="00212983" officeooo:paragraph-rsid="00212983" style:language-complex="ar" style:country-complex="SA"/>
    </style:style>
    <style:style style:name="P10" style:family="paragraph" style:parent-style-name="Standard">
      <style:paragraph-properties fo:margin-left="0cm" fo:margin-right="0cm" fo:text-align="justify" style:justify-single-word="false" fo:text-indent="0cm" style:auto-text-indent="false"/>
      <style:text-properties fo:language="en" fo:country="US" officeooo:rsid="00212983" officeooo:paragraph-rsid="0033f81f" style:language-complex="ar" style:country-complex="SA"/>
    </style:style>
    <style:style style:name="P11" style:family="paragraph" style:parent-style-name="Standard">
      <style:paragraph-properties fo:margin-left="0cm" fo:margin-right="0cm" fo:text-align="justify" style:justify-single-word="false" fo:text-indent="0cm" style:auto-text-indent="false"/>
      <style:text-properties fo:language="en" fo:country="US" officeooo:rsid="0022f476" officeooo:paragraph-rsid="002f30d4" style:language-complex="ar" style:country-complex="SA"/>
    </style:style>
    <style:style style:name="P12" style:family="paragraph" style:parent-style-name="Standard">
      <style:paragraph-properties fo:margin-left="0cm" fo:margin-right="0cm" fo:text-align="justify" style:justify-single-word="false" fo:text-indent="0cm" style:auto-text-indent="false"/>
      <style:text-properties fo:language="en" fo:country="US" officeooo:rsid="0022f476" officeooo:paragraph-rsid="002f96e1" style:language-complex="ar" style:country-complex="SA"/>
    </style:style>
    <style:style style:name="P13" style:family="paragraph" style:parent-style-name="Standard">
      <style:paragraph-properties fo:margin-left="0cm" fo:margin-right="0cm" fo:text-align="justify" style:justify-single-word="false" fo:text-indent="0cm" style:auto-text-indent="false"/>
      <style:text-properties fo:language="en" fo:country="US" officeooo:rsid="0024e7a0" officeooo:paragraph-rsid="002f96e1" style:language-complex="ar" style:country-complex="SA"/>
    </style:style>
    <style:style style:name="P14" style:family="paragraph" style:parent-style-name="Standard">
      <style:paragraph-properties fo:margin-left="0cm" fo:margin-right="0cm" fo:text-align="justify" style:justify-single-word="false" fo:text-indent="0cm" style:auto-text-indent="false"/>
      <style:text-properties fo:language="en" fo:country="US" officeooo:rsid="0024e7a0" officeooo:paragraph-rsid="0024e7a0"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US" officeooo:rsid="0024e7a0" officeooo:paragraph-rsid="0030ec1a" style:language-complex="ar" style:country-complex="SA"/>
    </style:style>
    <style:style style:name="P16" style:family="paragraph" style:parent-style-name="Standard">
      <style:paragraph-properties fo:margin-left="0cm" fo:margin-right="0cm" fo:text-align="justify" style:justify-single-word="false" fo:text-indent="0cm" style:auto-text-indent="false"/>
      <style:text-properties fo:language="en" fo:country="US" officeooo:rsid="0030ec1a" officeooo:paragraph-rsid="0030ec1a" style:language-complex="ar" style:country-complex="SA"/>
    </style:style>
    <style:style style:name="P17" style:family="paragraph" style:parent-style-name="Standard">
      <style:paragraph-properties fo:margin-left="0cm" fo:margin-right="0cm" fo:text-align="justify" style:justify-single-word="false" fo:text-indent="0cm" style:auto-text-indent="false"/>
      <style:text-properties fo:language="en" fo:country="US" officeooo:rsid="0030ec1a" officeooo:paragraph-rsid="0032dfa2" style:language-complex="ar" style:country-complex="SA"/>
    </style:style>
    <style:style style:name="P18" style:family="paragraph" style:parent-style-name="Standard">
      <style:paragraph-properties fo:margin-left="0cm" fo:margin-right="0cm" fo:text-align="justify" style:justify-single-word="false" fo:text-indent="0cm" style:auto-text-indent="false"/>
      <style:text-properties fo:language="en" fo:country="US" officeooo:rsid="0030ec1a" officeooo:paragraph-rsid="0035dcff" style:language-complex="ar" style:country-complex="SA"/>
    </style:style>
    <style:style style:name="P19" style:family="paragraph" style:parent-style-name="Standard">
      <style:paragraph-properties fo:margin-left="0cm" fo:margin-right="0cm" fo:text-align="justify" style:justify-single-word="false" fo:text-indent="0cm" style:auto-text-indent="false"/>
      <style:text-properties fo:language="en" fo:country="US" officeooo:rsid="0032dfa2" officeooo:paragraph-rsid="0035dcff" style:language-complex="ar" style:country-complex="SA"/>
    </style:style>
    <style:style style:name="P20" style:family="paragraph" style:parent-style-name="Standard">
      <style:paragraph-properties fo:margin-left="0cm" fo:margin-right="0cm" fo:text-align="justify" style:justify-single-word="false" fo:text-indent="0cm" style:auto-text-indent="false"/>
      <style:text-properties fo:language="en" fo:country="US" officeooo:rsid="0033f81f" officeooo:paragraph-rsid="0033f81f" style:language-complex="ar" style:country-complex="SA"/>
    </style:style>
    <style:style style:name="P21" style:family="paragraph" style:parent-style-name="Standard">
      <style:paragraph-properties fo:margin-left="0cm" fo:margin-right="0cm" fo:text-align="justify" style:justify-single-word="false" fo:text-indent="0cm" style:auto-text-indent="false"/>
      <style:text-properties fo:language="en" fo:country="US" officeooo:rsid="0035dcff" officeooo:paragraph-rsid="0035dcff" style:language-complex="ar" style:country-complex="SA"/>
    </style:style>
    <style:style style:name="P22" style:family="paragraph" style:parent-style-name="Standard">
      <style:paragraph-properties fo:margin-left="0cm" fo:margin-right="0cm" fo:text-align="justify" style:justify-single-word="false" fo:text-indent="0cm" style:auto-text-indent="false"/>
      <style:text-properties fo:language="en" fo:country="US" style:text-underline-style="solid" style:text-underline-width="auto" style:text-underline-color="font-color" fo:font-weight="bold" officeooo:rsid="00212983" officeooo:paragraph-rsid="00212983" style:font-weight-asian="bold" style:language-complex="ar" style:country-complex="SA" style:font-weight-complex="bold"/>
    </style:style>
    <style:style style:name="P23" style:family="paragraph" style:parent-style-name="Standard">
      <style:paragraph-properties fo:margin-left="0cm" fo:margin-right="0cm" fo:text-align="justify" style:justify-single-word="false" fo:text-indent="0cm" style:auto-text-indent="false"/>
      <style:text-properties fo:language="en" fo:country="US" style:text-underline-style="solid" style:text-underline-width="auto" style:text-underline-color="font-color" fo:font-weight="bold" officeooo:rsid="0022f476" officeooo:paragraph-rsid="002f30d4" style:font-weight-asian="bold" style:language-complex="ar" style:country-complex="SA" style:font-weight-complex="bold"/>
    </style:style>
    <style:style style:name="P24" style:family="paragraph" style:parent-style-name="Standard">
      <style:paragraph-properties fo:margin-left="0cm" fo:margin-right="0cm" fo:text-align="justify" style:justify-single-word="false" fo:text-indent="0cm" style:auto-text-indent="false"/>
      <style:text-properties fo:language="en" fo:country="US" style:text-underline-style="solid" style:text-underline-width="auto" style:text-underline-color="font-color" fo:font-weight="bold" officeooo:rsid="0024e7a0" officeooo:paragraph-rsid="002f96e1" style:font-weight-asian="bold" style:language-complex="ar" style:country-complex="SA" style:font-weight-complex="bold"/>
    </style:style>
    <style:style style:name="P25" style:family="paragraph" style:parent-style-name="Standard">
      <style:paragraph-properties fo:margin-left="0cm" fo:margin-right="0cm" fo:text-align="justify" style:justify-single-word="false" fo:text-indent="0cm" style:auto-text-indent="false"/>
      <style:text-properties fo:language="en" fo:country="US" style:text-underline-style="solid" style:text-underline-width="auto" style:text-underline-color="font-color" fo:font-weight="bold" officeooo:rsid="0024e7a0" officeooo:paragraph-rsid="0030ec1a" style:font-weight-asian="bold" style:language-complex="ar" style:country-complex="SA" style:font-weight-complex="bold"/>
    </style:style>
    <style:style style:name="P26" style:family="paragraph" style:parent-style-name="Standard">
      <style:paragraph-properties fo:margin-left="0cm" fo:margin-right="0cm" fo:text-align="justify" style:justify-single-word="false" fo:text-indent="0cm" style:auto-text-indent="false"/>
      <style:text-properties fo:language="en" fo:country="US" style:text-underline-style="solid" style:text-underline-width="auto" style:text-underline-color="font-color" fo:font-weight="bold" officeooo:rsid="0035dcff" officeooo:paragraph-rsid="0035dcff" style:font-weight-asian="bold" style:language-complex="ar" style:country-complex="SA" style:font-weight-complex="bold"/>
    </style:style>
    <style:style style:name="P27" style:family="paragraph" style:parent-style-name="Standard">
      <style:paragraph-properties fo:margin-left="0cm" fo:margin-right="0cm" fo:text-align="justify" style:justify-single-word="false" fo:text-indent="0cm" style:auto-text-indent="false" fo:break-before="page"/>
      <style:text-properties fo:language="en" fo:country="US" officeooo:rsid="000a8c29" officeooo:paragraph-rsid="000bfebc" style:language-complex="ar" style:country-complex="SA"/>
    </style:style>
    <style:style style:name="P28" style:family="paragraph" style:parent-style-name="Standard" style:master-page-name="Standard">
      <style:paragraph-properties fo:text-align="center" style:justify-single-word="false" style:page-number="auto"/>
      <style:text-properties fo:font-size="15pt" fo:language="en" fo:country="US" fo:font-weight="bold" style:font-size-asian="15pt" style:font-weight-asian="bold" style:font-size-complex="15pt" style:language-complex="ar" style:country-complex="SA"/>
    </style:style>
    <style:style style:name="P29" style:family="paragraph" style:parent-style-name="Heading_20_1">
      <style:text-properties fo:font-size="12pt" fo:language="en" fo:country="US" style:font-size-asian="12pt" style:font-size-complex="12pt" style:language-complex="ar" style:country-complex="SA"/>
    </style:style>
    <style:style style:name="P30" style:family="paragraph" style:parent-style-name="Heading_20_1">
      <style:paragraph-properties fo:margin-left="0cm" fo:margin-right="0cm" fo:text-align="justify" style:justify-single-word="false" fo:text-indent="0cm" style:auto-text-indent="false"/>
      <style:text-properties fo:font-size="12pt" fo:language="en" fo:country="US" fo:font-weight="bold" officeooo:rsid="0029530a" officeooo:paragraph-rsid="0029530a" style:font-size-asian="12pt" style:font-weight-asian="bold" style:font-size-complex="12pt" style:language-complex="ar" style:country-complex="SA" style:font-weight-complex="bold"/>
    </style:style>
    <style:style style:name="P31" style:family="paragraph" style:parent-style-name="Heading_20_1">
      <style:paragraph-properties fo:margin-left="0cm" fo:margin-right="0cm" fo:text-align="justify" style:justify-single-word="false" fo:text-indent="0cm" style:auto-text-indent="false"/>
      <style:text-properties fo:font-size="12pt" fo:language="en" fo:country="US" fo:font-weight="bold" officeooo:paragraph-rsid="0029530a" style:font-size-asian="12pt" style:font-weight-asian="bold" style:font-size-complex="12pt" style:language-complex="ar" style:country-complex="SA" style:font-weight-complex="bold"/>
    </style:style>
    <style:style style:name="P32" style:family="paragraph" style:parent-style-name="Text_20_body">
      <style:paragraph-properties fo:text-align="center" style:justify-single-word="false"/>
      <style:text-properties fo:language="en" fo:country="US" style:language-complex="ar" style:country-complex="SA"/>
    </style:style>
    <style:style style:name="P33" style:family="paragraph" style:parent-style-name="Heading_20_4" style:list-style-name="">
      <style:paragraph-properties fo:text-align="center" style:justify-single-word="false"/>
    </style:style>
    <style:style style:name="P34" style:family="paragraph" style:parent-style-name="Heading_20_4" style:list-style-name="">
      <style:paragraph-properties fo:text-align="center" style:justify-single-word="false"/>
      <style:text-properties fo:language="en" fo:country="US" style:language-complex="ar" style:country-complex="SA"/>
    </style:style>
    <style:style style:name="P35" style:family="paragraph">
      <style:paragraph-properties fo:text-align="center"/>
    </style:style>
    <style:style style:name="P36" style:family="paragraph">
      <loext:graphic-properties draw:fill="none" draw:fill-color="#ffffff"/>
    </style:style>
    <style:style style:name="P37" style:family="paragraph">
      <loext:graphic-properties draw:fill="none"/>
      <style:paragraph-properties fo:text-align="center"/>
    </style:style>
    <style:style style:name="P38" style:family="paragraph">
      <loext:graphic-properties draw:fill="none" draw:fill-color="#ffffff"/>
      <style:text-properties fo:font-size="12pt"/>
    </style:style>
    <style:style style:name="P39"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29530a" style:font-weight-asian="bold" style:font-weight-complex="bold"/>
    </style:style>
    <style:style style:name="T3" style:family="text">
      <style:text-properties fo:font-weight="bold" officeooo:rsid="00382db4" style:font-weight-asian="bold" style:font-weight-complex="bold"/>
    </style:style>
    <style:style style:name="T4" style:family="text">
      <style:text-properties officeooo:rsid="000a8c29"/>
    </style:style>
    <style:style style:name="T5" style:family="text">
      <style:text-properties officeooo:rsid="000bfebc"/>
    </style:style>
    <style:style style:name="T6" style:family="text">
      <style:text-properties officeooo:rsid="0027e6fb"/>
    </style:style>
    <style:style style:name="T7" style:family="text">
      <style:text-properties officeooo:rsid="0029530a"/>
    </style:style>
    <style:style style:name="T8" style:family="text">
      <style:text-properties fo:language="en" fo:country="US" style:language-complex="ar" style:country-complex="SA"/>
    </style:style>
    <style:style style:name="T9" style:family="text">
      <style:text-properties fo:language="en" fo:country="US" style:text-underline-style="none" style:language-complex="ar" style:country-complex="SA"/>
    </style:style>
    <style:style style:name="T10" style:family="text">
      <style:text-properties officeooo:rsid="002c4534"/>
    </style:style>
    <style:style style:name="T11" style:family="text">
      <style:text-properties officeooo:rsid="002e3099"/>
    </style:style>
    <style:style style:name="T12" style:family="text">
      <style:text-properties officeooo:rsid="002f15a3"/>
    </style:style>
    <style:style style:name="T13" style:family="text">
      <style:text-properties officeooo:rsid="002f30d4"/>
    </style:style>
    <style:style style:name="T14" style:family="text">
      <style:text-properties officeooo:rsid="002f96e1"/>
    </style:style>
    <style:style style:name="T15" style:family="text">
      <style:text-properties officeooo:rsid="0030ec1a"/>
    </style:style>
    <style:style style:name="T16" style:family="text">
      <style:text-properties officeooo:rsid="0032dfa2"/>
    </style:style>
    <style:style style:name="T17" style:family="text">
      <style:text-properties officeooo:rsid="0033f81f"/>
    </style:style>
    <style:style style:name="T18" style:family="text">
      <style:text-properties officeooo:rsid="0035dcff"/>
    </style:style>
    <style:style style:name="T19" style:family="text">
      <style:text-properties officeooo:rsid="00382db4"/>
    </style:style>
    <style:style style:name="T20" style:family="text">
      <style:text-properties officeooo:rsid="003896d3"/>
    </style:style>
    <style:style style:name="T21" style:family="text">
      <style:text-properties fo:font-size="12pt"/>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stroke="none" svg:stroke-color="#000000" draw:fill="none" draw:fill-color="#ffffff" fo:min-height="0.501cm" style:run-through="foreground"/>
    </style:style>
    <style:style style:name="gr4" style:family="graphic">
      <style:graphic-properties draw:fill="none" draw:textarea-horizontal-align="center" draw:textarea-vertical-align="middle" style:run-through="foreground"/>
    </style:style>
    <style:style style:name="gr5" style:family="graphic">
      <style:graphic-properties draw:stroke="none" svg:stroke-color="#000000" draw:fill="none" draw:fill-color="#ffffff" fo:min-height="0.563cm" style:run-through="foreground"/>
    </style:style>
    <style:style style:name="gr6" style:family="graphic">
      <style:graphic-properties draw:stroke="none" svg:stroke-color="#000000" draw:fill="none" draw:fill-color="#ffffff" fo:min-height="0.951cm" style:run-through="foreground"/>
    </style:style>
    <style:style style:name="gr7" style:family="graphic">
      <style:graphic-properties svg:stroke-width="0.049cm" draw:marker-start-width="0.494cm" draw:marker-end="Arrow" draw:marker-end-width="0.19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54cm" style:run-through="foreground"/>
    </style:style>
    <style:style style:name="gr10" style:family="graphic">
      <style:graphic-properties draw:stroke="none" svg:stroke-color="#000000" draw:fill="none" draw:fill-color="#ffffff" fo:min-height="1.425cm" style:run-through="foreground"/>
    </style:style>
    <style:style style:name="gr11" style:family="graphic">
      <style:graphic-properties draw:stroke="none" svg:stroke-color="#000000" draw:fill="none" draw:fill-color="#ffffff" fo:min-height="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9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7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fill="none" draw:textarea-horizontal-align="justify" draw:textarea-vertical-align="middle" draw:auto-grow-height="false" fo:min-height="0.834cm" fo:min-width="1.4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justify" draw:textarea-vertical-align="middle" draw:auto-grow-height="false" fo:min-height="0.834cm" fo:min-width="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none" draw:textarea-horizontal-align="justify" draw:textarea-vertical-align="middle" draw:auto-grow-height="false" fo:min-height="0.834cm" fo:min-width="2.7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roject</text:p>
      <text:h text:style-name="P33" text:outline-level="4"><text:span text:style-name="T8">Daniel Hagimont - </text:span><text:a xlink:type="simple" xlink:href="mailto:Daniel.Hagimont@enseeiht.fr" text:style-name="Internet_20_link" text:visited-style-name="Visited_20_Internet_20_Link"><text:span text:style-name="T9">Daniel.Hagimont@enseeiht.fr</text:span></text:a></text:h>
      <text:h text:style-name="P34" text:outline-level="4">USTH – Teaching Unit <text:span text:style-name="T11">MI 2.01</text:span></text:h>
      <text:h text:style-name="P32" text:outline-level="4"><text:span text:style-name="T4">March</text:span> 20<text:span text:style-name="T11">20</text:span></text:h>
      <text:h text:style-name="P29" text:outline-level="1">Objectives</text:h>
      <text:p text:style-name="P2">The objective of this project is to implement a <text:span text:style-name="T4">tools which allows the execution of applications following the map-reduce principle. The map-reduce principle is used in big data processing for speeding up the treatment of very large data sets (large files). </text:span></text:p>
      <text:p text:style-name="P4">This principle is to split a large file into blocks (files) which are distributed on several nodes. Then a<text:span text:style-name="T11">n</text:span> application (we call it <text:span text:style-name="T12">M</text:span>ap) can be executed on each of these blocks in parallel. All the results (files) from these computations are then gathered on the original node where a<text:span text:style-name="T11">nother</text:span> application (we call it <text:span text:style-name="T12">R</text:span>educe) is executed, in order to compute the final result (one file).</text:p>
      <text:p text:style-name="P4"/>
      <text:p text:style-name="P5">The typical application we will use is the wordcount application. This application counts the occurrence of each word in a big file. <text:span text:style-name="T5">Each</text:span> <text:span text:style-name="T12">M</text:span>ap <text:span text:style-name="T5">counts the occurrence of words in each block, producing a table &lt;word, count&gt;. Then the Reduce aggregates the produced tables in order to obtain the final result (a table &lt;word, count&gt;).</text:span></text:p>
      <text:p text:style-name="P5"/>
      <text:p text:style-name="P27"/>
      <text:p text:style-name="P6">The following figure illustrates the execution of wordcount following the map-reduce p<text:span text:style-name="T10">r</text:span>inciple.</text:p>
      <text:p text:style-name="P6"/>
      <text:p text:style-name="P6"><draw:g text:anchor-type="paragraph" draw:z-index="28" draw:style-name="gr1"><draw:rect draw:style-name="gr2" draw:text-style-name="P35" svg:width="5.862cm" svg:height="0.851cm" svg:x="4.5cm" svg:y="0.372cm"><text:p/></draw:rect><draw:frame draw:style-name="gr9" draw:text-style-name="P36" svg:width="2.246cm" svg:height="0.655cm" svg:x="6.387cm" svg:y="0.568cm"><draw:text-box><text:p>Origin node</text:p></draw:text-box></draw:frame></draw:g></text:p>
      <text:p text:style-name="P6"/>
      <text:p text:style-name="P6"><draw:rect text:anchor-type="paragraph" draw:z-index="29" draw:style-name="gr12" draw:text-style-name="P37" svg:width="2.788cm" svg:height="1.708cm" svg:x="5.793cm" svg:y="0.489cm"><text:p/></draw:rect><draw:frame text:anchor-type="paragraph" draw:z-index="30" draw:style-name="gr13" draw:text-style-name="P36" svg:width="2.278cm" svg:height="1.9cm" svg:x="6.068cm" svg:y="0.684cm"><draw:text-box><text:p>toto titi toto</text:p><text:p>titi tata titi</text:p><text:p>tata titi tata</text:p><text:p/></draw:text-box></draw:frame></text:p>
      <text:p text:style-name="P6"/>
      <text:p text:style-name="P6"/>
      <text:p text:style-name="P6"/>
      <text:p text:style-name="P6"><draw:line text:anchor-type="paragraph" draw:z-index="31" draw:name="Forme1" draw:style-name="gr7" draw:text-style-name="P39" svg:x1="6.718cm" svg:y1="0.153cm" svg:x2="2.79cm" svg:y2="1.943cm"><text:p/></draw:line><draw:line text:anchor-type="paragraph" draw:z-index="32" draw:name="Forme1" draw:style-name="gr7" draw:text-style-name="P39" svg:x1="8.123cm" svg:y1="0.212cm" svg:x2="12.254cm" svg:y2="2.024cm"><text:p/></draw:line><draw:line text:anchor-type="paragraph" draw:z-index="33" draw:name="Forme1" draw:style-name="gr7" draw:text-style-name="P39" svg:x1="7.288cm" svg:y1="0.213cm" svg:x2="7.288cm" svg:y2="2.025cm"><text:p/></draw:line><draw:frame text:anchor-type="paragraph" draw:z-index="34" draw:name="Forme2" draw:style-name="gr14" draw:text-style-name="P36" svg:width="6.107cm" svg:height="0.726cm" svg:x="10.137cm" svg:y="0.212cm"><draw:text-box><text:p>Split the file into blocks</text:p></draw:text-box></draw:frame></text:p>
      <text:p text:style-name="P6"/>
      <text:p text:style-name="P6"/>
      <text:p text:style-name="P6"><draw:g text:anchor-type="paragraph" draw:z-index="0" draw:style-name="gr1"><draw:rect draw:style-name="gr2" draw:text-style-name="P35" svg:width="2.788cm" svg:height="0.851cm" svg:x="1.173cm" svg:y="0.513cm"><text:p/></draw:rect><draw:frame draw:style-name="gr3" draw:text-style-name="P36" svg:width="1.419cm" svg:height="0.502cm" svg:x="1.896cm" svg:y="0.709cm"><draw:text-box><text:p>Node</text:p></draw:text-box></draw:frame></draw:g><draw:g text:anchor-type="paragraph" draw:z-index="1" draw:style-name="gr1"><draw:rect draw:style-name="gr2" draw:text-style-name="P35" svg:width="2.788cm" svg:height="0.851cm" svg:x="6.174cm" svg:y="0.513cm"><text:p/></draw:rect><draw:frame draw:style-name="gr3" draw:text-style-name="P36" svg:width="1.419cm" svg:height="0.502cm" svg:x="6.897cm" svg:y="0.709cm"><draw:text-box><text:p>Node</text:p></draw:text-box></draw:frame></draw:g><draw:g text:anchor-type="paragraph" draw:z-index="2" draw:style-name="gr1"><draw:rect draw:style-name="gr2" draw:text-style-name="P35" svg:width="2.788cm" svg:height="0.851cm" svg:x="11.174cm" svg:y="0.513cm"><text:p/></draw:rect><draw:frame draw:style-name="gr3" draw:text-style-name="P36" svg:width="1.419cm" svg:height="0.502cm" svg:x="11.897cm" svg:y="0.709cm"><draw:text-box><text:p>Node</text:p></draw:text-box></draw:frame></draw:g></text:p>
      <text:p text:style-name="P6"/>
      <text:p text:style-name="P6"/>
      <text:p text:style-name="P6"><draw:g text:anchor-type="paragraph" draw:z-index="3" draw:style-name="gr1"><draw:rect draw:style-name="gr4" draw:text-style-name="P37" svg:width="2.788cm" svg:height="0.851cm" svg:x="1.173cm" svg:y="0.27cm"><text:p/></draw:rect><draw:frame draw:style-name="gr5" draw:text-style-name="P36" svg:width="2.278cm" svg:height="0.563cm" svg:x="1.448cm" svg:y="0.466cm"><draw:text-box><text:p>toto titi toto</text:p></draw:text-box></draw:frame></draw:g><draw:g text:anchor-type="paragraph" draw:z-index="4" draw:style-name="gr1"><draw:rect draw:style-name="gr4" draw:text-style-name="P37" svg:width="2.788cm" svg:height="0.851cm" svg:x="6.174cm" svg:y="0.27cm"><text:p/></draw:rect><draw:frame draw:style-name="gr5" draw:text-style-name="P36" svg:width="2.278cm" svg:height="0.563cm" svg:x="6.449cm" svg:y="0.466cm"><draw:text-box><text:p>titi tata titi</text:p></draw:text-box></draw:frame></draw:g><draw:g text:anchor-type="paragraph" draw:z-index="5" draw:style-name="gr1"><draw:rect draw:style-name="gr4" draw:text-style-name="P37" svg:width="2.788cm" svg:height="0.851cm" svg:x="11.174cm" svg:y="0.27cm"><text:p/></draw:rect><draw:frame draw:style-name="gr5" draw:text-style-name="P36" svg:width="2.278cm" svg:height="0.563cm" svg:x="11.449cm" svg:y="0.466cm"><draw:text-box><text:p>tata titi tata</text:p></draw:text-box></draw:frame></draw:g></text:p>
      <text:p text:style-name="P6"/>
      <text:p text:style-name="P6"><draw:line text:anchor-type="paragraph" draw:z-index="9" draw:name="Forme1" draw:style-name="gr7" draw:text-style-name="P39" svg:x1="2.241cm" svg:y1="0.081cm" svg:x2="2.241cm" svg:y2="1.299cm"><text:p/></draw:line><draw:frame text:anchor-type="paragraph" draw:z-index="10" draw:name="Forme2" draw:style-name="gr8" draw:text-style-name="P36" svg:width="0.978cm" svg:height="0.652cm" svg:x="2.505cm" svg:y="0.355cm"><draw:text-box><text:p>Map</text:p></draw:text-box></draw:frame><draw:line text:anchor-type="paragraph" draw:z-index="11" draw:name="Forme1" draw:style-name="gr7" draw:text-style-name="P39" svg:x1="7.225cm" svg:y1="0.081cm" svg:x2="7.225cm" svg:y2="1.299cm"><text:p/></draw:line><draw:frame text:anchor-type="paragraph" draw:z-index="12" draw:name="Forme2" draw:style-name="gr8" draw:text-style-name="P36" svg:width="0.978cm" svg:height="0.652cm" svg:x="7.489cm" svg:y="0.355cm"><draw:text-box><text:p>Map</text:p></draw:text-box></draw:frame><draw:line text:anchor-type="paragraph" draw:z-index="13" draw:name="Forme1" draw:style-name="gr7" draw:text-style-name="P39" svg:x1="12.15cm" svg:y1="0.081cm" svg:x2="12.15cm" svg:y2="1.299cm"><text:p/></draw:line><draw:frame text:anchor-type="paragraph" draw:z-index="14" draw:name="Forme2" draw:style-name="gr8" draw:text-style-name="P36" svg:width="0.978cm" svg:height="0.652cm" svg:x="12.414cm" svg:y="0.355cm"><draw:text-box><text:p>Map</text:p></draw:text-box></draw:frame></text:p>
      <text:p text:style-name="P6"/>
      <text:p text:style-name="P6"><draw:g text:anchor-type="paragraph" draw:z-index="6" draw:style-name="gr1"><draw:rect draw:style-name="gr4" draw:text-style-name="P37" svg:width="2.788cm" svg:height="1.331cm" svg:x="1.173cm" svg:y="0.169cm"><text:p/></draw:rect><draw:frame draw:style-name="gr6" draw:text-style-name="P38" svg:width="2.278cm" svg:height="0.952cm" svg:x="1.448cm" svg:y="0.412cm"><draw:text-box><text:p><text:span text:style-name="T21">&lt;toto,2&gt;</text:span></text:p><text:p><text:span text:style-name="T21">&lt;titi,1&gt;</text:span></text:p></draw:text-box></draw:frame></draw:g><draw:g text:anchor-type="paragraph" draw:z-index="7" draw:style-name="gr1"><draw:rect draw:style-name="gr4" draw:text-style-name="P37" svg:width="2.788cm" svg:height="1.331cm" svg:x="6.174cm" svg:y="0.169cm"><text:p/></draw:rect><draw:frame draw:style-name="gr6" draw:text-style-name="P38" svg:width="2.278cm" svg:height="0.952cm" svg:x="6.449cm" svg:y="0.412cm"><draw:text-box><text:p><text:span text:style-name="T21">&lt;titi,2&gt;</text:span></text:p><text:p><text:span text:style-name="T21">&lt;tata,1&gt;</text:span></text:p></draw:text-box></draw:frame></draw:g><draw:g text:anchor-type="paragraph" draw:z-index="8" draw:style-name="gr1"><draw:rect draw:style-name="gr4" draw:text-style-name="P37" svg:width="2.788cm" svg:height="1.331cm" svg:x="11.174cm" svg:y="0.169cm"><text:p/></draw:rect><draw:frame draw:style-name="gr6" draw:text-style-name="P38" svg:width="2.278cm" svg:height="0.952cm" svg:x="11.449cm" svg:y="0.412cm"><draw:text-box><text:p><text:span text:style-name="T21">&lt;tata,2&gt;</text:span></text:p><text:p><text:span text:style-name="T21">&lt;titi,1&gt;</text:span></text:p></draw:text-box></draw:frame></draw:g></text:p>
      <text:p text:style-name="P2"/>
      <text:p text:style-name="P4"><draw:line text:anchor-type="paragraph" draw:z-index="16" draw:name="Forme1" draw:style-name="gr7" draw:text-style-name="P39" svg:x1="2.607cm" svg:y1="0.457cm" svg:x2="6.738cm" svg:y2="2.269cm"><text:p/></draw:line><draw:line text:anchor-type="paragraph" draw:z-index="17" draw:name="Forme1" draw:style-name="gr7" draw:text-style-name="P39" svg:x1="7.451cm" svg:y1="0.457cm" svg:x2="7.451cm" svg:y2="2.269cm"><text:p/></draw:line><draw:line text:anchor-type="paragraph" draw:z-index="18" draw:name="Forme1" draw:style-name="gr7" draw:text-style-name="P39" svg:x1="12.356cm" svg:y1="0.478cm" svg:x2="8.428cm" svg:y2="2.268cm"><text:p/></draw:line><text:s/></text:p>
      <text:p text:style-name="P1"/>
      <text:p text:style-name="P1"><draw:frame text:anchor-type="paragraph" draw:z-index="35" draw:name="Forme2" draw:style-name="gr14" draw:text-style-name="P36" svg:width="6.107cm" svg:height="0.726cm" svg:x="10.423cm" svg:y="0.314cm"><draw:text-box><text:p>Gather blocks</text:p></draw:text-box></draw:frame></text:p>
      <text:p text:style-name="P1"/>
      <text:p text:style-name="P1"><draw:g text:anchor-type="paragraph" draw:z-index="15" draw:style-name="gr1"><draw:rect draw:style-name="gr2" draw:text-style-name="P35" svg:width="5.862cm" svg:height="0.851cm" svg:x="4.662cm" svg:y="0.162cm"><text:p/></draw:rect><draw:frame draw:style-name="gr9" draw:text-style-name="P36" svg:width="2.246cm" svg:height="0.655cm" svg:x="6.549cm" svg:y="0.358cm"><draw:text-box><text:p>Origin node</text:p></draw:text-box></draw:frame></draw:g></text:p>
      <text:p text:style-name="P1"/>
      <text:p text:style-name="P1"><draw:g text:anchor-type="paragraph" draw:z-index="19" draw:style-name="gr1"><draw:rect draw:style-name="gr4" draw:text-style-name="P37" svg:width="1.948cm" svg:height="1.331cm" svg:x="4.327cm" svg:y="0.388cm"><text:p/></draw:rect><draw:frame draw:style-name="gr6" draw:text-style-name="P38" svg:width="1.592cm" svg:height="0.952cm" svg:x="4.519cm" svg:y="0.631cm"><draw:text-box><text:p><text:span text:style-name="T21">&lt;toto,2&gt;</text:span></text:p><text:p><text:span text:style-name="T21">&lt;titi,1&gt;</text:span></text:p></draw:text-box></draw:frame></draw:g><draw:g text:anchor-type="paragraph" draw:z-index="20" draw:style-name="gr1"><draw:rect draw:style-name="gr4" draw:text-style-name="P37" svg:width="1.948cm" svg:height="1.331cm" svg:x="6.676cm" svg:y="0.388cm"><text:p/></draw:rect><draw:frame draw:style-name="gr6" draw:text-style-name="P38" svg:width="1.592cm" svg:height="0.952cm" svg:x="6.868cm" svg:y="0.631cm"><draw:text-box><text:p><text:span text:style-name="T21">&lt;titi,2&gt;</text:span></text:p><text:p><text:span text:style-name="T21">&lt;tata,1&gt;</text:span></text:p></draw:text-box></draw:frame></draw:g><draw:g text:anchor-type="paragraph" draw:z-index="21" draw:style-name="gr1"><draw:rect draw:style-name="gr4" draw:text-style-name="P37" svg:width="1.948cm" svg:height="1.331cm" svg:x="8.855cm" svg:y="0.369cm"><text:p/></draw:rect><draw:frame draw:style-name="gr6" draw:text-style-name="P38" svg:width="1.592cm" svg:height="0.952cm" svg:x="9.047cm" svg:y="0.612cm"><draw:text-box><text:p><text:span text:style-name="T21">&lt;tata,2&gt;</text:span></text:p><text:p><text:span text:style-name="T21">&lt;titi,1&gt;</text:span></text:p></draw:text-box></draw:frame></draw:g></text:p>
      <text:p text:style-name="P1"/>
      <text:p text:style-name="P1"/>
      <text:p text:style-name="P1"><draw:line text:anchor-type="paragraph" draw:z-index="23" draw:name="Forme1" draw:style-name="gr7" draw:text-style-name="P39" svg:x1="5.212cm" svg:y1="0.139cm" svg:x2="7.248cm" svg:y2="2.109cm"><text:p/></draw:line><draw:line text:anchor-type="paragraph" draw:z-index="24" draw:name="Forme1" draw:style-name="gr7" draw:text-style-name="P39" svg:x1="7.491cm" svg:y1="0.139cm" svg:x2="7.491cm" svg:y2="1.988cm"><text:p/></draw:line><draw:line text:anchor-type="paragraph" draw:z-index="25" draw:name="Forme1" draw:style-name="gr7" draw:text-style-name="P39" svg:x1="7.491cm" svg:y1="0.139cm" svg:x2="7.491cm" svg:y2="1.988cm"><text:p/></draw:line><draw:line text:anchor-type="paragraph" draw:z-index="26" draw:name="Forme1" draw:style-name="gr7" draw:text-style-name="P39" svg:x1="9.67cm" svg:y1="0.109cm" svg:x2="7.98cm" svg:y2="1.988cm"><text:p/></draw:line></text:p>
      <text:p text:style-name="P1"><draw:frame text:anchor-type="paragraph" draw:z-index="27" draw:name="Forme2" draw:style-name="gr11" draw:text-style-name="P36" svg:width="1.265cm" svg:height="0.941cm" svg:x="9.118cm" svg:y="0.39cm"><draw:text-box><text:p>Reduce</text:p></draw:text-box></draw:frame></text:p>
      <text:p text:style-name="P1"/>
      <text:p text:style-name="P1"/>
      <text:p text:style-name="P1"><draw:g text:anchor-type="paragraph" draw:z-index="22" draw:style-name="gr1"><draw:rect draw:style-name="gr4" draw:text-style-name="P37" svg:width="1.948cm" svg:height="1.9cm" svg:x="6.512cm" svg:y="0.021cm"><text:p/></draw:rect><draw:frame draw:style-name="gr10" draw:text-style-name="P38" svg:width="1.592cm" svg:height="1.426cm" svg:x="6.704cm" svg:y="0.368cm"><draw:text-box><text:p><text:span text:style-name="T21">&lt;toto,2&gt;</text:span></text:p><text:p><text:span text:style-name="T21">&lt;titi,4&gt;</text:span></text:p><text:p><text:span text:style-name="T21">&lt;tata,3&gt;</text:span></text:p></draw:text-box></draw:frame></draw:g></text:p>
      <text:p text:style-name="P1"/>
      <text:p text:style-name="P1"/>
      <text:p text:style-name="P1"/>
      <text:p text:style-name="P1"/>
      <text:p text:style-name="P1"/>
      <text:p text:style-name="P1"><text:soft-page-break/></text:p>
      <text:h text:style-name="P30" text:outline-level="1">Method</text:h>
      <text:p text:style-name="P9">In order to implement this scenario, you must implement the following <text:span text:style-name="T12">architecture</text:span>.</text:p>
      <text:p text:style-name="P9"><draw:custom-shape text:anchor-type="paragraph" draw:z-index="41" draw:name="Shape1" draw:style-name="gr18" draw:text-style-name="P37" svg:width="2.728cm" svg:height="0.835cm" svg:x="7.572cm" svg:y="0.489cm"><text:p text:style-name="P35">Daemon</text:p><draw:enhanced-geometry svg:viewBox="0 0 21600 21600" draw:type="rectangle" draw:enhanced-path="M 0 0 L 21600 0 21600 21600 0 21600 0 0 Z N"/></draw:custom-shape></text:p>
      <text:p text:style-name="P9"><draw:g text:anchor-type="paragraph" draw:z-index="37" draw:style-name="gr1"><draw:rect draw:style-name="gr2" draw:text-style-name="P35" svg:width="2.788cm" svg:height="0.851cm" svg:x="7.551cm" svg:y="1.012cm"><text:p/></draw:rect><draw:frame draw:style-name="gr3" draw:text-style-name="P36" svg:width="1.419cm" svg:height="0.502cm" svg:x="8.274cm" svg:y="1.208cm"><draw:text-box><text:p>Node</text:p></draw:text-box></draw:frame></draw:g><draw:g text:anchor-type="paragraph" draw:z-index="38" draw:style-name="gr1"><draw:rect draw:style-name="gr2" draw:text-style-name="P35" svg:width="2.788cm" svg:height="0.851cm" svg:x="7.551cm" svg:y="5.299cm"><text:p/></draw:rect><draw:frame draw:style-name="gr3" draw:text-style-name="P36" svg:width="1.419cm" svg:height="0.502cm" svg:x="8.274cm" svg:y="5.495cm"><draw:text-box><text:p>Node</text:p></draw:text-box></draw:frame></draw:g><draw:line text:anchor-type="paragraph" draw:z-index="44" draw:name="Shape2" draw:style-name="gr19" draw:text-style-name="P35" svg:x1="3.766cm" svg:y1="1.756cm" svg:x2="7.572cm" svg:y2="0.393cm"><text:p/></draw:line></text:p>
      <text:p text:style-name="P9"/>
      <text:p text:style-name="P9"><draw:custom-shape text:anchor-type="paragraph" draw:z-index="43" draw:name="Shape1" draw:style-name="gr18" draw:text-style-name="P37" svg:width="2.728cm" svg:height="0.835cm" svg:x="1.039cm" svg:y="0.129cm"><text:p text:style-name="P35">Split/Launch</text:p><draw:enhanced-geometry svg:viewBox="0 0 21600 21600" draw:type="rectangle" draw:enhanced-path="M 0 0 L 21600 0 21600 21600 0 21600 0 0 Z N"/></draw:custom-shape></text:p>
      <text:p text:style-name="P9"><draw:line text:anchor-type="paragraph" draw:z-index="45" draw:name="Shape2" draw:style-name="gr19" draw:text-style-name="P35" svg:x1="3.766cm" svg:y1="0.053cm" svg:x2="7.572cm" svg:y2="2.963cm"><text:p/></draw:line><draw:custom-shape text:anchor-type="paragraph" draw:z-index="40" draw:name="Shape1" draw:style-name="gr17" draw:text-style-name="P37" svg:width="1.324cm" svg:height="0.835cm" svg:x="7.572cm" svg:y="0.318cm"><text:p text:style-name="P35">block1</text:p><draw:enhanced-geometry svg:viewBox="0 0 21600 21600" draw:type="rectangle" draw:enhanced-path="M 0 0 L 21600 0 21600 21600 0 21600 0 0 Z N"/></draw:custom-shape><draw:custom-shape text:anchor-type="paragraph" draw:z-index="46" draw:name="Shape1" draw:style-name="gr17" draw:text-style-name="P37" svg:width="1.324cm" svg:height="0.835cm" svg:x="9.003cm" svg:y="0.318cm"><text:p text:style-name="P35">result1</text:p><draw:enhanced-geometry svg:viewBox="0 0 21600 21600" draw:type="rectangle" draw:enhanced-path="M 0 0 L 21600 0 21600 21600 0 21600 0 0 Z N"/></draw:custom-shape></text:p>
      <text:p text:style-name="P9"><draw:rect text:anchor-type="paragraph" draw:z-index="36" draw:style-name="gr15" draw:text-style-name="P35" svg:width="2.647cm" svg:height="1.066cm" svg:x="1.041cm" svg:y="0.127cm"><text:p text:style-name="P35">Origin node</text:p></draw:rect></text:p>
      <text:p text:style-name="P9"><draw:custom-shape text:anchor-type="paragraph" draw:z-index="42" draw:name="Shape1" draw:style-name="gr18" draw:text-style-name="P37" svg:width="2.728cm" svg:height="0.835cm" svg:x="7.572cm" svg:y="1.39cm"><text:p text:style-name="P35">Daemon</text:p><draw:enhanced-geometry svg:viewBox="0 0 21600 21600" draw:type="rectangle" draw:enhanced-path="M 0 0 L 21600 0 21600 21600 0 21600 0 0 Z N"/></draw:custom-shape></text:p>
      <text:p text:style-name="P9"><draw:custom-shape text:anchor-type="paragraph" draw:z-index="39" draw:name="Shape1" draw:style-name="gr16" draw:text-style-name="P37" svg:width="1.426cm" svg:height="0.835cm" svg:x="1.489cm" svg:y="0.282cm"><text:p text:style-name="P35">file</text:p><draw:enhanced-geometry svg:viewBox="0 0 21600 21600" draw:type="rectangle" draw:enhanced-path="M 0 0 L 21600 0 21600 21600 0 21600 0 0 Z N"/></draw:custom-shape></text:p>
      <text:p text:style-name="P9"/>
      <text:p text:style-name="P9"/>
      <text:p text:style-name="P9"/>
      <text:p text:style-name="P9"/>
      <text:p text:style-name="P9"><draw:custom-shape text:anchor-type="paragraph" draw:z-index="47" draw:name="Shape1" draw:style-name="gr17" draw:text-style-name="P37" svg:width="1.324cm" svg:height="0.835cm" svg:x="7.572cm" svg:y="0.115cm"><text:p text:style-name="P35">block2</text:p><draw:enhanced-geometry svg:viewBox="0 0 21600 21600" draw:type="rectangle" draw:enhanced-path="M 0 0 L 21600 0 21600 21600 0 21600 0 0 Z N"/></draw:custom-shape><draw:custom-shape text:anchor-type="paragraph" draw:z-index="48" draw:name="Shape1" draw:style-name="gr17" draw:text-style-name="P37" svg:width="1.324cm" svg:height="0.835cm" svg:x="9.003cm" svg:y="0.115cm"><text:p text:style-name="P35">result2</text:p><draw:enhanced-geometry svg:viewBox="0 0 21600 21600" draw:type="rectangle" draw:enhanced-path="M 0 0 L 21600 0 21600 21600 0 21600 0 0 Z N"/></draw:custom-shape></text:p>
      <text:p text:style-name="P9"/>
      <text:p text:style-name="P9"/>
      <text:p text:style-name="P21">We describe each component and the interface<text:span text:style-name="T20">s</text:span> are given below.</text:p>
      <text:p text:style-name="P9"/>
      <text:p text:style-name="P23">Daemon</text:p>
      <text:p text:style-name="P11">This <text:span text:style-name="T13">class</text:span> is executed on every Node (not the <text:span text:style-name="T17">O</text:span>rigin node). It <text:span text:style-name="T13">can be called by 2 programs, Split and Launch.</text:span></text:p>
      <text:p text:style-name="P11">- <text:span text:style-name="T13">Split can connect (with TCP)</text:span> <text:span text:style-name="T13">to Daemon in order to upload a block of data to the node. Then the block is stored locally in a file.</text:span></text:p>
      <text:p text:style-name="P11">- <text:span text:style-name="T14">Launch can invoke (with RMI) a method call() of Daemon in order to execute a Map on the node. This call() method (see interfaces below) receives as parameter an instance (m) of the class which includes the method (executeMap()) which has to do the Map processing, the filename (blockin) of the block to process locally and the filename (blockout) of the local file where results must be stored.</text:span></text:p>
      <text:p text:style-name="P12">- <text:span text:style-name="T14">Launch can connect (with TCP)</text:span> <text:span text:style-name="T13">to Daemon in order to download a block of data (results) from the node.</text:span></text:p>
      <text:p text:style-name="P16"/>
      <text:p text:style-name="P20">An impor<text:span text:style-name="T18">ta</text:span>nt remark is that the call() method of the Daemon must create a thread for the execution of the Map. If you don't do that, the calls on the Daemons would be executed sequentially (they are called sequentially by Launch<text:span text:style-name="T18">). By creating a thread, they are executed in parallel. You then need a way to notify Launch the a Map computation is completed. The Callback parameter of call() provides a means to notify Launch that a Map is completed </text:span><text:soft-page-break/><text:span text:style-name="T18">(Callback is remote). Therefore Launch must wait for the completion of all the Maps before starting Reduce.</text:span></text:p>
      <text:p text:style-name="P12"/>
      <text:p text:style-name="P24">Split</text:p>
      <text:p text:style-name="P13">This <text:span text:style-name="T14">class</text:span> <text:span text:style-name="T6">is executed on the origin node (before we launch the execution) to split the big file into blocks and send them to the nodes. It </text:span>takes as parameter <text:span text:style-name="T14">(args[0]) </text:span>a file name (the big file <text:span text:style-name="T17">to process in parallel</text:span>). It splits the file into blocks, opens connections with the different Daemons and sends the blocks to the Daemons. We assume that if there are 3 Daemons, the file is split into 3 blocks. <text:span text:style-name="T15">Be careful not this cut the file in the middle of a line.</text:span></text:p>
      <text:p text:style-name="P9"/>
      <text:p text:style-name="P25">Launch</text:p>
      <text:p text:style-name="P15">This <text:span text:style-name="T15">class</text:span> <text:span text:style-name="T6">is executed on the origin node to launch the execution. It invokes with RMI all the Daemons to start the execution of Maps with the call() method. Then it connects (with TCP) to the Daemons to download the result blocks. Finally, it executes the Reduce code to process the final result.</text:span></text:p>
      <text:p text:style-name="P17"/>
      <text:p text:style-name="P15"/>
      <text:p text:style-name="P22"><text:span text:style-name="T12">WordCount</text:span>Map</text:p>
      <text:p text:style-name="P10">This <text:span text:style-name="T12">class</text:span> implements the wordcount application. It <text:span text:style-name="T12">implements the Map interface and the Reduce interface. The executeMap() method is executed on Nodes, and it reads lines from blockin, computes the count table (a table &lt;word, count&gt;), and stores it in blockout. The executeReduce() method is executed on the origin node, and it reads the count tables from blocks and computes the final count table which is stored in <text:s/>finalresults.</text:span></text:p>
      <text:p text:style-name="P14"/>
      <text:p text:style-name="P26">Interfaces</text:p>
      <text:p text:style-name="P21"/>
      <text:p text:style-name="P18">public <text:s/>interface Daemon extends Remote {</text:p>
      <text:p text:style-name="P18"><text:tab/>public void call(Map m, String blockin, String blockout, <text:span text:style-name="T18">Callback cb</text:span>) </text:p>
      <text:p text:style-name="P18"><text:tab/><text:tab/><text:tab/>throws RemoteException;</text:p>
      <text:p text:style-name="P18">}</text:p>
      <text:p text:style-name="P18">public interface Map extends Serializable {</text:p>
      <text:p text:style-name="P18"><text:tab/>public void execute<text:span text:style-name="T16">Map</text:span>(String blockin, String blockout);</text:p>
      <text:p text:style-name="P19">}</text:p>
      <text:p text:style-name="P18">public interface <text:span text:style-name="T16">Reduce</text:span> {</text:p>
      <text:p text:style-name="P18"><text:tab/>public void execute<text:span text:style-name="T16">Reduce</text:span>(<text:span text:style-name="T16">Collection&lt;</text:span>String<text:span text:style-name="T16">&gt;</text:span> block<text:span text:style-name="T16">s,</text:span> String <text:span text:style-name="T16">finalresults</text:span>);</text:p>
      <text:p text:style-name="P21">}</text:p>
      <text:p text:style-name="P21">public interface CallBack extends Remote {</text:p>
      <text:p text:style-name="P21"><text:tab/>void completed() <text:span text:style-name="T15">throws RemoteException;</text:span></text:p>
      <text:p text:style-name="P21">}</text:p>
      <text:p text:style-name="P1"/>
      <text:p text:style-name="P1"><text:soft-page-break/></text:p>
      <text:h text:style-name="P31" text:outline-level="1">Instructions</text:h>
      <text:p text:style-name="P8">You must implement these programs in <text:span text:style-name="T19">Java with sockets and RMI.</text:span></text:p>
      <text:p text:style-name="P7">You must demonstrate it with a wordcount application.</text:p>
      <text:p text:style-name="P3"/>
      <text:p text:style-name="P1">You must sent to me an email describing your achievement (1 page) with the source code of your <text:span text:style-name="T7">contributions and the instructions to run it on my local machine (with different ports on localhost)</text:span>. <text:span text:style-name="T1">The dead-line is </text:span><text:span text:style-name="T2">April</text:span><text:span text:style-name="T1"> 20</text:span><text:span text:style-name="T3">20</text:span><text:span text:style-name="T1">, the </text:span><text:span text:style-name="T3">17</text:span><text:span text:style-name="T1">th (23:59 Hanoi tim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family-generic="roman" style:font-charset="x-symbol"/>
    <style:font-face style:name="Symbol1" svg:font-family="Symbol" style:font-family-generic="roman" style:font-pitch="variable" style:font-charset="x-symbol"/>
    <style:font-face style:name="Tahoma1" svg:font-family="Tahoma"/>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fr" fo:country="FR"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Text_20_body" style:display-name="Text body" style:family="paragraph" style:parent-style-name="Standard" style:default-outline-level="4"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4" style:display-name="Heading 4" style:family="paragraph" style:parent-style-name="Heading" style:next-style-name="Text_20_body" style:class="text">
      <style:text-properties style:font-name="Times New Roman"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default-outline-level="" style:list-style-name=""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e" style:family="paragraph" style:parent-style-name="Standard">
      <style:paragraph-properties fo:margin-left="0cm" fo:margin-right="0cm" fo:text-align="justify" style:justify-single-word="false" fo:text-indent="0.501cm" style:auto-text-indent="false"/>
    </style:style>
    <style:style style:name="liste" style:family="paragraph" style:parent-style-name="Standard" style:list-style-name="WW8StyleNum">
      <style:paragraph-properties fo:margin-left="1cm" fo:margin-right="0cm" fo:text-align="justify" style:justify-single-word="false" fo:text-indent="-0.499cm" style:auto-text-indent="false"/>
    </style:style>
    <style:style style:name="List_20_Indent" style:display-name="List Indent" style:family="paragraph" style:parent-style-name="Text_20_body" style:default-outline-level="" style:list-style-name="" style:class="text">
      <style:paragraph-properties fo:margin-left="5.001cm" fo:margin-right="0cm" fo:text-indent="-4.5cm" style:auto-text-indent="false">
        <style:tab-stops>
          <style:tab-stop style:position="0cm"/>
        </style:tab-stops>
      </style:paragraph-properties>
    </style:style>
    <style:style style:name="Texte.T.t" style:family="paragraph" style:parent-style-name="Standard">
      <style:paragraph-properties fo:margin-left="0.049cm" fo:margin-right="0cm" fo:margin-top="0.141cm" fo:margin-bottom="0cm" loext:contextual-spacing="false" style:line-height-at-least="0.564cm" fo:text-align="justify" style:justify-single-word="false" fo:text-indent="1cm" style:auto-text-indent="false">
        <style:tab-stops>
          <style:tab-stop style:position="0.494cm"/>
          <style:tab-stop style:position="0.988cm"/>
          <style:tab-stop style:position="1.976cm"/>
          <style:tab-stop style:position="2cm"/>
          <style:tab-stop style:position="3cm"/>
          <style:tab-stop style:position="4.001cm"/>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default-outline-level="" style:list-style-name="" style:class="text">
      <style:paragraph-properties fo:margin-left="0cm" fo:margin-right="0cm" fo:text-indent="0.499cm" style:auto-text-indent="false"/>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St1z0" style:family="text">
      <style:text-properties style:font-name="Symbol1" fo:font-family="Symbol" style:font-family-generic="roman" style:font-pitch="variable" style:font-charset="x-symbol"/>
    </style:style>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StyleNum">
      <text:list-level-style-bullet text:level="1" text:bullet-char="">
        <style:list-level-properties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TP ObjDup</dc:title>
    <meta:initial-creator>Hagimont</meta:initial-creator>
    <meta:creation-date>1997-01-09T23:09:00</meta:creation-date>
    <dc:date>2020-03-28T11:05:29.120170140</dc:date>
    <dc:language>en-US</dc:language>
    <meta:editing-cycles>106</meta:editing-cycles>
    <meta:editing-duration>P1DT6H18M2S</meta:editing-duration>
    <meta:document-statistic meta:table-count="0" meta:image-count="0" meta:object-count="0" meta:page-count="5" meta:paragraph-count="43" meta:word-count="778" meta:character-count="4650" meta:non-whitespace-character-count="3901"/>
    <meta:user-defined meta:name="Info 1"/>
    <meta:user-defined meta:name="Info 2"/>
    <meta:user-defined meta:name="Info 3"/>
    <meta:user-defined meta:name="Info 4"/>
  </office:meta>
</office:document-meta>
</file>